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4"/>
    <style:style style:name="P4" style:family="paragraph" style:parent-style-name="Standard" style:list-style-name="L5"/>
    <style:style style:name="P5" style:family="paragraph" style:parent-style-name="Standard" style:list-style-name="L6"/>
    <style:style style:name="P6" style:family="paragraph" style:parent-style-name="Standard" style:list-style-name="L7"/>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4505685" text:style-name="L7">
        <text:list-item>
          <text:p text:style-name="P6">Quelles différences peut-on faire entre un stock de matière première (besoin en production d'articles manufacturés destinés à la vente) et un stock de pièces détachées (besoin maintenance de l'appareil de production).</text:p>
        </text:list-item>
      </text:list>
      <text:p text:style-name="Standard"/>
      <text:list xml:id="list34495956" text:style-name="L6">
        <text:list-item>
          <text:p text:style-name="P5">Définir les coût suivants (base annuelle) :</text:p>
        </text:list-item>
      </text:list>
      <text:p text:style-name="Standard"/>
      <text:list xml:id="list34443638" text:style-name="L2">
        <text:list-item>
          <text:p text:style-name="P2">a : Coût de gestion d'un stock maintenance</text:p>
        </text:list-item>
      </text:list>
      <text:list xml:id="list34456133" text:style-name="L1">
        <text:list-item>
          <text:p text:style-name="P1">b : Coût défaillance maintenance ou coût Indirect ou de non production.</text:p>
        </text:list-item>
        <text:list-item>
          <text:p text:style-name="P1">c : Coût Achat Pièce</text:p>
        </text:list-item>
        <text:list-item>
          <text:p text:style-name="P1">d : Coût Direct Maintenance ou Coût Intervention Maintenance</text:p>
        </text:list-item>
      </text:list>
      <text:p text:style-name="Standard"/>
      <text:list xml:id="list34516375" text:style-name="L5">
        <text:list-item>
          <text:p text:style-name="P4">Si on admets que toute décision prise dans le domaine de la gestion de stock ne peut pas avoir d'influence sur le nombre de défaillance subie par une installation, précisez les coûts qui seront dits « invariants »</text:p>
        </text:list-item>
      </text:list>
      <text:p text:style-name="Standard"/>
      <text:list xml:id="list34506978" text:style-name="L4">
        <text:list-item>
          <text:p text:style-name="P3">Dans un stock maintenance, quelles sont les grandes familles de pièces détachées. Associer à chaque famille l'enjeu en terme de gestion (approvisionnement) ou de coût défaillance maintenance.</text:p>
        </text:list-item>
      </text:list>
      <text:p text:style-name="Standard"/>
      <text:list xml:id="list34595602" text:continue-numbering="true" text:style-name="L4">
        <text:list-item>
          <text:p text:style-name="P3">Comment prendre la décision de mettre en stock une pièce.</text:p>
        </text:list-item>
        <text:list-item>
          <text:p text:style-name="P3">Si la décision de non stockage est prise, que va t-il se passer en cas de défaillance, que pouvez vous préconiser.</text:p>
        </text:list-item>
        <text:list-item>
          <text:p text:style-name="P3">Si la pièce est stockée, décrivez les alternatives possibles en matière de répprovisionnement. Décrivez aussi finement que possible les méthodes possibles et à quelles familles de pièces elles sont le plus appropriées. Que se passe t-il si les choix se révèlent mauvais concernant les rythme des commandes </text:p>
        </text:list-item>
        <text:list-item>
          <text:p text:style-name="P3">Quelle importance peut-on donner au seuil de sécurité (ou quantité d'alerte). Comment le caclule t-on ? Que se passe t-il si il est mal évalué ?</text:p>
        </text:list-item>
        <text:list-item>
          <text:p text:style-name="P3">A quoi sert un historique de consommation de pièces détachées. La période d'observation ou de recueil de cet historique doit-il être exactement le même que le délai de réapprovisionnement de la pièce.</text:p>
        </text:list-item>
        <text:list-item>
          <text:p text:style-name="P3">Comment tenir compte du fait que l'on constate que l'on commande plusieurs références pièces sur le même bon de commande. <text:s/></text:p>
        </text:list-item>
      </text:list>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document-statistic meta:table-count="0" meta:image-count="0" meta:object-count="0" meta:page-count="1" meta:paragraph-count="14" meta:word-count="307" meta:character-count="1826"/>
    <dc:date>2011-03-29T14:48:05.01</dc:date>
    <meta:editing-duration>PT29M38S</meta:editing-duration>
    <meta:editing-cycles>1</meta:editing-cycles>
    <meta:generator>OpenOffice.org/3.3$Win32 OpenOffice.org_project/330m20$Build-9567</meta:generator>
  </office:meta>
</office:document-meta>
</file>